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59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170.59pt"/>
    </style:style>
    <style:style style:name="co4" style:family="table-column">
      <style:table-column-properties fo:break-before="auto" style:column-width="403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Opportunity</text:p>
          </table:table-cell>
          <table:table-cell table:style-name="ce1" office:value-type="string" calcext:value-type="string">
            <text:p>Submission dat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NSF Computer Information Science and Engineering</text:p>
          </table:table-cell>
          <table:table-cell office:value-type="string" calcext:value-type="string">
            <text:p>Computing and Communications Foundations: Core Programs</text:p>
          </table:table-cell>
          <table:table-cell table:style-name="ce2" office:value-type="date" office:date-value="2017-10-01" calcext:value-type="date">
            <text:p>2017-10-01</text:p>
          </table:table-cell>
          <table:table-cell office:value-type="string" calcext:value-type="string">
            <text:p>https://nsf.gov/pubs/2016/nsf16578/nsf16578.htm</text:p>
          </table:table-cell>
        </table:table-row>
        <table:table-row table:style-name="ro2">
          <table:table-cell office:value-type="string" calcext:value-type="string">
            <text:p>NSF Division of Physics</text:p>
          </table:table-cell>
          <table:table-cell office:value-type="string" calcext:value-type="string">
            <text:p>Experimental Physics, Physics of living systems</text:p>
          </table:table-cell>
          <table:table-cell office:value-type="date" office:date-value="2017-10-25" calcext:value-type="date">
            <text:p>10/25/17</text:p>
          </table:table-cell>
          <table:table-cell office:value-type="string" calcext:value-type="string">
            <text:p>https://www.nsf.gov/funding/pgm_summ.jsp?pims_id=6673&amp;org=MPS&amp;from=home</text:p>
          </table:table-cell>
        </table:table-row>
        <table:table-row table:style-name="ro2">
          <table:table-cell office:value-type="string" calcext:value-type="string">
            <text:p>NSF Electrical Communications Cyber Systems</text:p>
          </table:table-cell>
          <table:table-cell office:value-type="string" calcext:value-type="string">
            <text:p>Electri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https://www.nsf.gov/funding/pgm_summ.jsp?pims_id=505250&amp;org=ECCS&amp;from=home</text:p>
          </table:table-cell>
        </table:table-row>
        <table:table-row table:style-name="ro2">
          <table:table-cell office:value-type="string" calcext:value-type="string">
            <text:p>DARPA I2O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DARPA DSO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2:52:52.987636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45:26.786129755</meta:creation-date>
    <dc:date>2017-03-22T22:54:33.305108842</dc:date>
    <meta:editing-duration>PT5M12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